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086d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75fab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d749a" officeooo:paragraph-rsid="008d749a" style:font-name-asian="DejaVu Math TeX Gyre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心的世界</text:p>
      <text:p text:style-name="P2"/>
      <text:p text:style-name="P3"/>
      <text:p text:style-name="P1">心的重要性在於</text:p>
      <text:p text:style-name="P1">即使極惡之大魔</text:p>
      <text:p text:style-name="P1">在動心的瞬間</text:p>
      <text:p text:style-name="P5">即成大佛</text:p>
      <text:p text:style-name="P1">因爲</text:p>
      <text:p text:style-name="P1">在那一瞬間</text:p>
      <text:p text:style-name="P1">他也會猶如身處生命的黃山之中</text:p>
      <text:p text:style-name="P1">始知</text:p>
      <text:p text:style-name="P1">世間所有的快感</text:p>
      <text:p text:style-name="P1">都不及當下用心的快樂</text:p>
      <text:p text:style-name="P1"/>
      <text:p text:style-name="P1">放下屠刀立地成佛</text:p>
      <text:p text:style-name="P1">即是從心開始</text:p>
      <text:p text:style-name="P1"/>
      <text:p text:style-name="P6">心的世界即是</text:p>
      <text:p text:style-name="P6">人間淨土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9T09:14:43.092225945</dc:date>
    <meta:editing-duration>PT3H52M50S</meta:editing-duration>
    <meta:editing-cycles>138</meta:editing-cycles>
    <meta:document-statistic meta:table-count="0" meta:image-count="0" meta:object-count="0" meta:page-count="1" meta:paragraph-count="15" meta:word-count="92" meta:character-count="92" meta:non-whitespace-character-count="92"/>
  </office:meta>
</office:document-meta>
</file>